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" svg:font-family="Linux"/>
    <style:font-face style:name="Linux Libertine" svg:font-family="'Linux Libertine', Georgia, Times, serif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780" officeooo:paragraph-rsid="000cc780"/>
    </style:style>
    <style:style style:name="P2" style:family="paragraph" style:parent-style-name="Text_20_body">
      <style:text-properties officeooo:paragraph-rsid="000cc780"/>
    </style:style>
    <style:style style:name="P3" style:family="paragraph" style:parent-style-name="Standard">
      <style:text-properties fo:font-variant="normal" fo:text-transform="none" fo:color="#222222" style:text-line-through-style="none" style:text-line-through-type="none" style:font-name="arial" fo:font-size="9pt" fo:letter-spacing="normal" fo:language="en" fo:country="US" fo:font-style="normal" style:text-underline-style="none" fo:font-weight="normal" officeooo:rsid="000cc780" officeooo:paragraph-rsid="000cc780" style:text-blinking="false" fo:background-color="#f8f9fa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P7" style:family="paragraph" style:parent-style-name="Text_20_body">
      <style:text-properties fo:font-variant="normal" fo:text-transform="none" fo:color="#222222" style:text-line-through-style="none" style:text-line-through-type="none" style:font-name="sans-serif" fo:font-size="20pt" fo:letter-spacing="normal" fo:language="en" fo:country="US" fo:font-style="normal" style:text-underline-style="none" fo:font-weight="normal" officeooo:rsid="000cc780" officeooo:paragraph-rsid="000cc780" style:text-blinking="false" fo:background-color="#f8f9fa" style:font-size-asian="20pt" style:font-weight-asian="normal" style:font-size-complex="20pt" style:font-weight-complex="normal"/>
    </style:style>
    <style:style style:name="P8" style:family="paragraph" style:parent-style-name="Heading_20_1">
      <style:text-properties fo:font-variant="normal" fo:text-transform="none" fo:color="#000000" style:font-name="Linux Libertine" fo:font-size="20pt" fo:letter-spacing="normal" fo:language="en" fo:country="US" fo:font-style="normal" fo:font-weight="normal" officeooo:rsid="000cc780" officeooo:paragraph-rsid="000cc780" style:font-size-asian="20pt" style:font-size-complex="20pt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Linux" fo:font-size="20pt" fo:letter-spacing="normal" fo:language="en" fo:country="US" fo:font-style="normal" style:text-underline-style="none" fo:font-weight="normal" officeooo:rsid="000cc780" style:text-blinking="false" fo:background-color="#f8f9fa" loext:char-shading-value="0" style:font-size-asian="20pt" style:font-weight-asian="normal" style:font-size-complex="20pt" style:font-weight-complex="normal"/>
    </style:style>
    <style:style style:name="T4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5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1155cc" style:font-name="arial" fo:font-size="12pt" fo:letter-spacing="normal" fo:font-style="normal" fo:font-weight="normal" fo:background-color="#ffffff" loext:char-shading-value="0"/>
    </style:style>
    <style:style style:name="T7" style:family="text">
      <style:text-properties fo:font-weight="bold"/>
    </style:style>
    <style:style style:name="T8" style:family="text">
      <style:text-properties fo:font-weight="bold" officeooo:rsid="000cf2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ID</text:p>
      <text:p text:style-name="P1"/>
      <text:h text:style-name="P8" text:outline-level="1"><text:bookmark text:name="firstHeading"/>1.Single responsibility principle</text:h>
      <text:p text:style-name="P2"><text:a xlink:type="simple" xlink:href="https://en.wikipedia.org/wiki/Interface_segregation_principle" text:style-name="Internet_20_link" text:visited-style-name="Visited_20_Internet_20_Link"><text:span text:style-name="T3">Interface segregation principle</text:span></text:a></text:p>
      <text:p text:style-name="P7"/>
      <text:p text:style-name="P7">2.L</text:p>
      <text:p text:style-name="P7">D</text:p>
      <text:p text:style-name="P7"/>
      <text:p text:style-name="P7">3.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7"/></text:p>
      <text:p text:style-name="P3"><text:soft-page-break/><text:span text:style-name="T7">Laborator 1</text:span>: Implementare principielor OOP</text:p>
      <text:p text:style-name="P4"/>
      <text:p text:style-name="P4">In cadrul laboratorului e nevoie de realizat un sofware care o sa contina implementarea </text:p>
      <text:p text:style-name="P4">celor patru principii OOP (abstractizarea, mostenirea, incapsularea, polimorfizm).</text:p>
      <text:p text:style-name="P6"><text:span text:style-name="T1">Tematica este la discretia dumneavoastra. Source code-ul este obligatoriu de incarcat pe </text:span><text:a xlink:type="simple" xlink:href="http://github.com/" office:target-frame-name="_blank" xlink:show="new" text:style-name="Internet_20_link" text:visited-style-name="Visited_20_Internet_20_Link"><text:span text:style-name="T4">github</text:span></text:a><text:span text:style-name="T1">.</text:span></text:p>
      <text:p text:style-name="P4">La sustinerea laboratorului prezenta raportului e obligatorie.</text:p>
      <text:p text:style-name="P4"/>
      <text:p text:style-name="P4">Nota laboratorului se evaluiaza din urmatorii factori:</text:p>
      <text:p text:style-name="P4">1) Tematica softului realizat </text:p>
      <text:p text:style-name="P4">2) Calitatea codului</text:p>
      <text:p text:style-name="P4">3) Cunoasterea domeniului cerut in cerinte</text:p>
      <text:p text:style-name="P6"><text:span text:style-name="T1">4) numarul si calitatea commiturilor in  </text:span><text:a xlink:type="simple" xlink:href="http://github.com/" office:target-frame-name="_blank" xlink:show="new" text:style-name="Internet_20_link" text:visited-style-name="Visited_20_Internet_20_Link"><text:span text:style-name="T6">github</text:span></text:a><text:span text:style-name="T1">.</text:span></text:p>
      <text:p text:style-name="P4"/>
      <text:p text:style-name="P4">Bonus puncte pentru modul de prezentare a lucrarii.</text:p>
      <text:p text:style-name="P4"/>
      <text:p text:style-name="P5"><text:span text:style-name="T7">Laborator 2</text:span>: Implementare principielor SOLID</text:p>
      <text:p text:style-name="P5"/>
      <text:p text:style-name="P5">In cadrul laboratorului e nevoie de realizat un sofware care o sa contina realizarea</text:p>
      <text:p text:style-name="P5">principielor <text:span text:style-name="T7">S </text:span>(Single responsibility) si <text:span text:style-name="T7">I</text:span> (Interface segregation).</text:p>
      <text:p text:style-name="P6"><text:span text:style-name="T2">Tematica este la discretia dumneavoastra (Nu se accepta folosirea lucrarii precedente). Source code-ul este obligatoriu de incarcat pe </text:span><text:a xlink:type="simple" xlink:href="http://github.com/" office:target-frame-name="_blank" xlink:show="new" text:style-name="Internet_20_link" text:visited-style-name="Visited_20_Internet_20_Link"><text:span text:style-name="T5">github</text:span></text:a><text:span text:style-name="T2">.</text:span></text:p>
      <text:p text:style-name="P5">La sustinerea laboratorului prezenta raportului e obligatorie.</text:p>
      <text:p text:style-name="P5"/>
      <text:p text:style-name="P5">Nota laboratorului se evaluiaza din urmatorii factori:</text:p>
      <text:p text:style-name="P5">1) Tematica softului realizat </text:p>
      <text:p text:style-name="P5">2) Calitatea codului</text:p>
      <text:p text:style-name="P5">3) Cunoasterea domeniului cerut in cerinte</text:p>
      <text:p text:style-name="P6"><text:span text:style-name="T2">4) numarul si calitatea commiturilor in  </text:span><text:a xlink:type="simple" xlink:href="http://github.com/" office:target-frame-name="_blank" xlink:show="new" text:style-name="Internet_20_link" text:visited-style-name="Visited_20_Internet_20_Link"><text:span text:style-name="T6">github</text:span></text:a><text:span text:style-name="T2">.</text:span></text:p>
      <text:p text:style-name="P5"/>
      <text:p text:style-name="P5">Bonus puncte pentru modul de prezentare a lucrarii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" svg:font-family="Linux"/>
    <style:font-face style:name="Linux Libertine" svg:font-family="'Linux Libertine', Georgia, Times, serif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8:27:13.325141675</meta:creation-date>
    <meta:generator>LibreOffice/5.1.6.2$Linux_X86_64 LibreOffice_project/10m0$Build-2</meta:generator>
    <dc:date>2018-02-13T09:58:02.998585468</dc:date>
    <meta:editing-duration>PT8M10S</meta:editing-duration>
    <meta:editing-cycles>2</meta:editing-cycles>
    <meta:document-statistic meta:table-count="0" meta:image-count="0" meta:object-count="0" meta:page-count="2" meta:paragraph-count="28" meta:word-count="180" meta:character-count="1336" meta:non-whitespace-character-count="1179"/>
  </office:meta>
</office:document-meta>
</file>